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242cm" fo:min-width="8.39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29cm" fo:min-width="5.532cm"/>
      <style:paragraph-properties style:writing-mode="lr-tb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29cm" fo:min-width="4.262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29cm" fo:min-width="3.945cm"/>
      <style:paragraph-properties style:writing-mode="lr-tb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textarea-vertical-align="middle"/>
      <style:paragraph-properties style:writing-mode="lr-tb"/>
    </style:style>
    <style:style style:name="gr9" style:family="graphic" style:parent-style-name="standard">
      <style:graphic-properties draw:textarea-vertical-align="bottom"/>
      <style:paragraph-properties style:writing-mode="lr-tb"/>
    </style:style>
    <style:style style:name="gr10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3.318cm"/>
      <style:paragraph-properties style:writing-mode="lr-tb"/>
    </style:style>
    <style:style style:name="gr11" style:family="graphic" style:parent-style-name="standard">
      <style:graphic-properties svg:stroke-color="#780373" draw:fill-color="#bf819e" draw:textarea-horizontal-align="justify" draw:textarea-vertical-align="middle" draw:auto-grow-height="false" fo:min-height="1.771cm" fo:min-width="3.76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2pt" style:font-size-asian="12pt" style:font-size-complex="12pt"/>
    </style:style>
    <style:style style:name="P3" style:family="paragraph">
      <style:paragraph-properties fo:margin-top="0cm" fo:margin-bottom="0cm" fo:text-align="start"/>
      <style:text-properties fo:font-size="12pt" style:font-size-asian="12pt" style:font-size-complex="12pt"/>
    </style:style>
    <style:style style:name="P4" style:family="paragraph">
      <loext:graphic-properties draw:fill-color="#77bc65"/>
      <style:paragraph-properties fo:text-align="center"/>
    </style:style>
    <style:style style:name="P5" style:family="paragraph">
      <loext:graphic-properties draw:fill-color="#bf819e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8.89cm" svg:height="3.492cm" svg:x="112.442cm" svg:y="13.065cm">
          <text:p text:style-name="P1">CodeLine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6.032cm" svg:height="2.54cm" svg:x="107.68cm" svg:y="20.685cm">
          <text:p text:style-name="P1">statement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6.032cm" svg:height="2.54cm" svg:x="120.698cm" svg:y="20.685cm">
          <text:p text:style-name="P1">declaration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line-skew="0.159cm" svg:x1="110.696cm" svg:y1="20.685cm" svg:x2="116.887cm" svg:y2="16.557cm" draw:start-shape="id1" draw:start-glue-point="0" draw:end-shape="id2" draw:end-glue-point="2" svg:d="M110696 20685v-1905h6191v-2223" svg:viewBox="0 0 6192 4129">
          <text:p/>
        </draw:connector>
        <draw:connector draw:style-name="gr4" draw:text-style-name="P1" draw:layer="layout" draw:line-skew="0.159cm" svg:x1="123.714cm" svg:y1="20.685cm" svg:x2="116.887cm" svg:y2="16.557cm" draw:start-shape="id3" draw:start-glue-point="0" draw:end-shape="id2" draw:end-glue-point="2" svg:d="M123714 20685v-1905h-6827v-2223" svg:viewBox="0 0 6828 4129">
          <text:p text:style-name="P1"/>
        </draw:connector>
        <draw:custom-shape draw:style-name="gr5" draw:text-style-name="P1" xml:id="id6" draw:id="id6" draw:layer="layout" svg:width="4.762cm" svg:height="2.54cm" svg:x="133.397cm" svg:y="27.67cm">
          <text:p text:style-name="P1">Class declaration</text:p>
          <draw:enhanced-geometry svg:viewBox="0 0 21600 21600" draw:type="rectangle" draw:enhanced-path="M 0 0 L 21600 0 21600 21600 0 21600 0 0 Z N"/>
        </draw:custom-shape>
        <draw:custom-shape draw:style-name="gr6" draw:text-style-name="P1" xml:id="id5" draw:id="id5" draw:layer="layout" svg:width="4.445cm" svg:height="2.54cm" svg:x="139.112cm" svg:y="27.67cm">
          <text:p text:style-name="P1">Func declaration</text:p>
          <draw:enhanced-geometry svg:viewBox="0 0 21600 21600" draw:type="rectangle" draw:enhanced-path="M 0 0 L 21600 0 21600 21600 0 21600 0 0 Z N"/>
        </draw:custom-shape>
        <draw:custom-shape draw:style-name="gr6" draw:text-style-name="P1" xml:id="id4" draw:id="id4" draw:layer="layout" svg:width="4.445cm" svg:height="2.54cm" svg:x="120.379cm" svg:y="27.67cm">
          <text:p text:style-name="P1">Var declaration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23.714cm" svg:y1="23.225cm" svg:x2="122.601cm" svg:y2="27.67cm" draw:start-shape="id3" draw:start-glue-point="2" draw:end-shape="id4" draw:end-glue-point="0" svg:d="M123714 23225v2223h-1113v2222" svg:viewBox="0 0 1114 4446">
          <text:p/>
        </draw:connector>
        <draw:connector draw:style-name="gr7" draw:text-style-name="P1" draw:layer="layout" svg:x1="141.334cm" svg:y1="27.67cm" svg:x2="123.714cm" svg:y2="23.225cm" draw:start-shape="id5" draw:start-glue-point="0" draw:end-shape="id3" draw:end-glue-point="2" svg:d="M141334 27670v-2222h-17620v-2223" svg:viewBox="0 0 17621 4446">
          <text:p/>
        </draw:connector>
        <draw:connector draw:style-name="gr7" draw:text-style-name="P1" draw:layer="layout" svg:x1="135.778cm" svg:y1="27.67cm" svg:x2="123.714cm" svg:y2="23.225cm" draw:start-shape="id6" draw:start-glue-point="0" draw:end-shape="id3" draw:end-glue-point="2" svg:d="M135778 27670v-2222h-12064v-2223" svg:viewBox="0 0 12065 4446">
          <text:p/>
        </draw:connector>
        <draw:rect draw:style-name="gr8" draw:text-style-name="P1" xml:id="id7" draw:id="id7" draw:layer="layout" svg:width="2.857cm" svg:height="1.27cm" svg:x="116.887cm" svg:y="33.385cm">
          <text:p text:style-name="P1">LocalVar</text:p>
        </draw:rect>
        <draw:rect draw:style-name="gr8" draw:text-style-name="P1" xml:id="id8" draw:id="id8" draw:layer="layout" svg:width="2.858cm" svg:height="1.27cm" svg:x="121.649cm" svg:y="33.385cm">
          <text:p text:style-name="P1">ClassVar</text:p>
        </draw:rect>
        <draw:rect draw:style-name="gr8" draw:text-style-name="P1" xml:id="id9" draw:id="id9" draw:layer="layout" svg:width="3.493cm" svg:height="1.27cm" svg:x="127.682cm" svg:y="33.385cm">
          <text:p text:style-name="P1">GlobalVar</text:p>
        </draw:rect>
        <draw:connector draw:style-name="gr9" draw:text-style-name="P2" draw:layer="layout" svg:x1="118.315cm" svg:y1="33.385cm" svg:x2="122.601cm" svg:y2="30.21cm" draw:start-shape="id7" draw:start-glue-point="0" draw:end-shape="id4" draw:end-glue-point="2" svg:d="M118315 33385v-1587h4286v-1588" svg:viewBox="0 0 4287 3176">
          <text:p text:style-name="P2"><text:span text:style-name="T1">in func</text:span></text:p>
        </draw:connector>
        <draw:connector draw:style-name="gr9" draw:text-style-name="P3" draw:layer="layout" draw:line-skew="-0.001cm" svg:x1="122.601cm" svg:y1="30.21cm" svg:x2="123.078cm" svg:y2="33.385cm" draw:start-shape="id4" draw:start-glue-point="2" draw:end-shape="id8" draw:end-glue-point="0" svg:d="M122601 30210v1587h477v1588" svg:viewBox="0 0 478 3176">
          <text:p text:style-name="P3"><text:span text:style-name="T1">in class</text:span></text:p>
        </draw:connector>
        <draw:connector draw:style-name="gr7" draw:text-style-name="P1" draw:layer="layout" svg:x1="122.601cm" svg:y1="30.21cm" svg:x2="129.428cm" svg:y2="33.385cm" draw:start-shape="id4" draw:start-glue-point="2" draw:end-shape="id9" draw:end-glue-point="0" svg:d="M122601 30210v1588h6827v1587" svg:viewBox="0 0 6828 3176">
          <text:p/>
        </draw:connector>
        <draw:custom-shape draw:style-name="gr10" draw:text-style-name="P4" xml:id="id10" draw:id="id10" draw:layer="layout" svg:width="5.398cm" svg:height="2.857cm" svg:x="126.73cm" svg:y="36.56cm">
          <text:p text:style-name="P1">Write const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129.429cm" svg:y1="36.56cm" svg:x2="129.428cm" svg:y2="34.655cm" draw:start-shape="id10" draw:start-glue-point="4" draw:end-shape="id9" draw:end-glue-point="2" svg:d="M129429 36560v-953h-1v-952" svg:viewBox="0 0 2 1906">
          <text:p/>
        </draw:connector>
        <draw:custom-shape draw:style-name="gr11" draw:text-style-name="P5" xml:id="id11" draw:id="id11" draw:layer="layout" svg:width="6.033cm" svg:height="2.857cm" svg:x="126.412cm" svg:y="40.053cm">
          <text:p text:style-name="P1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129.429cm" svg:y1="39.417cm" svg:x2="129.429cm" svg:y2="40.053cm" draw:start-shape="id10" draw:start-glue-point="8" draw:end-shape="id11" draw:end-glue-point="4" svg:d="M129429 39417v636" svg:viewBox="0 0 1 637">
          <text:p/>
        </draw:connector>
        <draw:custom-shape draw:style-name="gr11" draw:text-style-name="P5" xml:id="id12" draw:id="id12" draw:layer="layout" svg:width="6.033cm" svg:height="2.857cm" svg:x="120.062cm" svg:y="36.543cm">
          <text:p text:style-name="P1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123.078cm" svg:y1="34.655cm" svg:x2="123.079cm" svg:y2="36.543cm" draw:start-shape="id8" draw:start-glue-point="2" draw:end-shape="id12" draw:end-glue-point="4" svg:d="M123078 34655v944h1v944" svg:viewBox="0 0 2 1889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54cm" fo:page-height="203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2T17:15:59.548849604</meta:creation-date>
    <meta:generator>LibreOffice/7.4.7.2$Linux_X86_64 LibreOffice_project/40$Build-2</meta:generator>
    <dc:date>2024-05-02T18:08:43.815383231</dc:date>
    <meta:editing-duration>PT52M33S</meta:editing-duration>
    <meta:editing-cycles>25</meta:editing-cycles>
    <meta:document-statistic meta:object-count="23"/>
  </office:meta>
</office:document-meta>
</file>